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1" style:family="text">
      <style:text-properties fo:color="#0000ff" fo:font-size="10pt"/>
    </style:style>
    <style:style style:name="T2" style:family="text">
      <style:text-properties fo:color="#0000ff" fo:font-size="12pt"/>
    </style:style>
    <style:style style:name="T3" style:family="text">
      <style:text-properties fo:font-size="10pt"/>
    </style:style>
    <style:style style:name="T4" style:family="text">
      <style:text-properties fo:color="#000000" fo:font-size="10pt"/>
    </style:style>
    <style:style style:name="T5" style:family="text">
      <style:text-properties officeooo:rsid="000f98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2">12864G-086-PC 12864 128X64 Graphic COG LCD Module Display with Chinese Font</text:span></text:span></text:p>
      <text:p text:style-name="Text_20_body"><text:span text:style-name="Strong_20_Emphasis"><text:span text:style-name="T1">Work voltage: </text:span></text:span><text:span text:style-name="T4">5V</text:span><text:span text:style-name="T3"><text:line-break/><text:line-break/></text:span><text:span text:style-name="Strong_20_Emphasis"><text:span text:style-name="T1">Introduction:</text:span></text:span><text:span text:style-name="T3"><text:line-break/>JLX12864G-086-PC LCD display module could work as normal image LCD display module, and also could display Characters by its built-in JLX-GB2312 word font.<text:line-break/></text:span><text:span text:style-name="Strong_20_Emphasis"><text:span text:style-name="T1"><text:line-break/>Word Font IC:</text:span></text:span><text:span text:style-name="T3"><text:line-break/>- Chinese word: 15*16 GB2312 Chinese/8*16 GB2312 International expansion word<text:line-break/>- ASCII word: 5*7 ASCII/7*8 ASCII/8*16 ASCII/8*16 ASCII Bold/16 Dot Matrix ASCII Arial/ 16 Dot Matrix ASCII TimesNew Roman</text:span></text:p>
      <text:p text:style-name="Preformatted_20_Text">ST7565R <text:span text:style-name="T5">controller</text:span></text:p>
      <text:p text:style-name="Preformatted_20_Text"/>
      <text:p text:style-name="Preformatted_20_Text"/>
      <text:p text:style-name="Preformatted_20_Text"><text:a xlink:type="simple" xlink:href="https://github.com/SAM33/MSP430_JLX12864_HELLOWORLD" text:style-name="Internet_20_link" text:visited-style-name="Visited_20_Internet_20_Link">https://github.com/SAM33/MSP430_JLX12864_HELLOWORLD</text:a></text:p>
      <text:p text:style-name="Preformatted_20_Text"/>
      <text:p text:style-name="Preformatted_20_Text"><text:a xlink:type="simple" xlink:href="https://artofcircuits.com/product/cog-jlx12864g-086-128x64-lcd-module" text:style-name="Internet_20_link" text:visited-style-name="Visited_20_Internet_20_Link">https://artofcircuits.com/product/cog-jlx12864g-086-128x64-lcd-module</text:a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00:16:06.198432775</dc:date>
    <meta:editing-duration>PT21M</meta:editing-duration>
    <meta:editing-cycles>5</meta:editing-cycles>
    <meta:generator>LibreOffice/5.4.5.1$Linux_X86_64 LibreOffice_project/40m0$Build-1</meta:generator>
    <meta:document-statistic meta:table-count="0" meta:image-count="0" meta:object-count="0" meta:page-count="1" meta:paragraph-count="5" meta:word-count="74" meta:character-count="615" meta:non-whitespace-character-count="544"/>
  </office:meta>
</office:document-meta>
</file>